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F000001A1FFBD3FD2.jpg" manifest:media-type="image/jpeg"/>
  <manifest:file-entry manifest:full-path="Pictures/100000000000044C000006A4BB78DA1D.jpg" manifest:media-type="image/jpeg"/>
  <manifest:file-entry manifest:full-path="Pictures/100000000000012900000213802B247A.jpg" manifest:media-type="image/jpeg"/>
  <manifest:file-entry manifest:full-path="Pictures/10000000000002B10000020645707106.jpg" manifest:media-type="image/jpeg"/>
  <manifest:file-entry manifest:full-path="Pictures/10000000000002DF00000164DC75E9F6.jpg" manifest:media-type="image/jpeg"/>
  <manifest:file-entry manifest:full-path="Pictures/100000000000018400000182DFA91F33.jpg" manifest:media-type="image/jpeg"/>
  <manifest:file-entry manifest:full-path="Pictures/100000000000014F00000201B33D35D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patial analysis<text:line-break/></text:p>
          </draw:text-box>
        </draw:frame>
        <draw:frame draw:style-name="gr1" draw:text-style-name="P1" draw:layer="layout" svg:width="9.854cm" svg:height="9.803cm" svg:x="1.83cm" svg:y="4.421cm">
          <draw:image xlink:href="Pictures/100000000000014F00000201B33D35D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tomation<text:line-break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phs, images from reports etc<text:line-break/></text:p>
          </draw:text-box>
        </draw:frame>
        <draw:frame draw:style-name="gr1" draw:text-style-name="P1" draw:layer="layout" svg:width="18.668cm" svg:height="9.041cm" svg:x="1.144cm" svg:y="2.032cm">
          <draw:image xlink:href="Pictures/10000000000002DF00000164DC75E9F6.jpg" xlink:type="simple" xlink:show="embed" xlink:actuate="onLoad">
            <text:p/>
          </draw:image>
        </draw:frame>
        <draw:frame draw:style-name="gr1" draw:text-style-name="P1" draw:layer="layout" svg:width="17.5cm" svg:height="13.156cm" svg:x="8.89cm" svg:y="8.128cm">
          <draw:image xlink:href="Pictures/10000000000002B1000002064570710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6.811cm" svg:height="12.179cm" svg:x="2.032cm" svg:y="4.839cm" presentation:class="graphic" presentation:user-transformed="true">
          <draw:image xlink:href="Pictures/100000000000012900000213802B247A.jpg" xlink:type="simple" xlink:show="embed" xlink:actuate="onLoad">
            <text:p/>
          </draw:image>
        </draw:frame>
        <draw:frame draw:style-name="gr1" draw:text-style-name="P1" draw:layer="layout" svg:width="9.854cm" svg:height="9.803cm" svg:x="17.018cm" svg:y="8.382cm">
          <draw:image xlink:href="Pictures/100000000000018400000182DFA91F3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cel Maps<text:line-break/></text:p>
          </draw:text-box>
        </draw:frame>
        <draw:frame draw:style-name="gr1" draw:text-style-name="P1" draw:layer="layout" svg:width="13.587cm" svg:height="20.999cm" svg:x="7.283cm" svg:y="0.033cm">
          <draw:image xlink:href="Pictures/100000000000044C000006A4BB78DA1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5.199cm" svg:height="9.666cm" svg:x="1.399cm" svg:y="6.17cm" presentation:class="graphic">
          <draw:image xlink:href="Pictures/100000000000043F000001A1FFBD3F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from beginning to end<text:line-break/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ritting sample<text:line-break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tipana </meta:initial-creator>
    <meta:creation-date>2014-07-31T18:14:30.716569457</meta:creation-date>
    <dc:date>2014-07-31T19:04:56.348410785</dc:date>
    <dc:creator>atipana </dc:creator>
    <meta:editing-duration>PT4M54S</meta:editing-duration>
    <meta:editing-cycles>1</meta:editing-cycles>
    <meta:document-statistic meta:object-count="53"/>
    <meta:generator>LibreOffice/4.2.3.3$Linux_X86_64 LibreOffice_project/420m0$Build-3</meta:generator>
  </office:meta>
</office:document-meta>
</file>